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f0889" officeooo:paragraph-rsid="001f0889"/>
    </style:style>
    <style:style style:name="P2" style:family="paragraph" style:parent-style-name="Standard">
      <style:text-properties officeooo:rsid="001f4c4e" officeooo:paragraph-rsid="001f4c4e"/>
    </style:style>
    <style:style style:name="P3" style:family="paragraph" style:parent-style-name="Standard">
      <style:text-properties officeooo:rsid="00253d33" officeooo:paragraph-rsid="00253d33"/>
    </style:style>
    <style:style style:name="P4" style:family="paragraph" style:parent-style-name="Standard">
      <style:text-properties officeooo:rsid="002b12ab" officeooo:paragraph-rsid="002b12ab"/>
    </style:style>
    <style:style style:name="P5" style:family="paragraph" style:parent-style-name="Standard">
      <style:text-properties officeooo:rsid="002cd92a" officeooo:paragraph-rsid="002cd92a"/>
    </style:style>
    <style:style style:name="P6" style:family="paragraph" style:parent-style-name="Standard">
      <style:text-properties officeooo:rsid="002f4e8a" officeooo:paragraph-rsid="002f4e8a"/>
    </style:style>
    <style:style style:name="P7" style:family="paragraph" style:parent-style-name="Standard">
      <style:text-properties officeooo:rsid="00308dc4" officeooo:paragraph-rsid="00308dc4"/>
    </style:style>
    <style:style style:name="P8" style:family="paragraph" style:parent-style-name="Standard">
      <style:text-properties officeooo:rsid="0033e68b" officeooo:paragraph-rsid="0033e68b"/>
    </style:style>
    <style:style style:name="P9" style:family="paragraph" style:parent-style-name="Standard">
      <style:text-properties officeooo:rsid="00394c16" officeooo:paragraph-rsid="00394c16"/>
    </style:style>
    <style:style style:name="P10" style:family="paragraph" style:parent-style-name="Standard">
      <style:text-properties officeooo:rsid="003ada10" officeooo:paragraph-rsid="003ada10"/>
    </style:style>
    <style:style style:name="P11" style:family="paragraph" style:parent-style-name="Standard">
      <style:text-properties officeooo:rsid="003caa58" officeooo:paragraph-rsid="003caa58"/>
    </style:style>
    <style:style style:name="P12" style:family="paragraph" style:parent-style-name="Standard">
      <style:text-properties officeooo:rsid="003cad89" officeooo:paragraph-rsid="003cad89"/>
    </style:style>
    <style:style style:name="P13" style:family="paragraph" style:parent-style-name="Standard">
      <style:text-properties officeooo:rsid="003d14ee" officeooo:paragraph-rsid="003d14ee"/>
    </style:style>
    <style:style style:name="P14" style:family="paragraph" style:parent-style-name="Standard">
      <style:text-properties officeooo:rsid="003e3293" officeooo:paragraph-rsid="003e3293"/>
    </style:style>
    <style:style style:name="P15" style:family="paragraph" style:parent-style-name="Standard">
      <style:text-properties officeooo:rsid="0040ea44" officeooo:paragraph-rsid="0040ea44"/>
    </style:style>
    <style:style style:name="P16" style:family="paragraph" style:parent-style-name="Standard">
      <style:text-properties officeooo:rsid="00441d0f" officeooo:paragraph-rsid="00441d0f"/>
    </style:style>
    <style:style style:name="P17" style:family="paragraph" style:parent-style-name="Standard">
      <style:text-properties officeooo:rsid="0044be0e" officeooo:paragraph-rsid="0044be0e"/>
    </style:style>
    <style:style style:name="P18" style:family="paragraph" style:parent-style-name="Standard">
      <style:text-properties officeooo:rsid="0046c8eb" officeooo:paragraph-rsid="0046c8eb"/>
    </style:style>
    <style:style style:name="P19" style:family="paragraph" style:parent-style-name="Standard">
      <style:text-properties officeooo:rsid="00470005" officeooo:paragraph-rsid="00470005"/>
    </style:style>
    <style:style style:name="P20" style:family="paragraph" style:parent-style-name="Standard">
      <style:text-properties officeooo:rsid="0048af8d" officeooo:paragraph-rsid="0048af8d"/>
    </style:style>
    <style:style style:name="T1" style:family="text">
      <style:text-properties officeooo:rsid="00227ad1"/>
    </style:style>
    <style:style style:name="T2" style:family="text">
      <style:text-properties officeooo:rsid="0020966a"/>
    </style:style>
    <style:style style:name="T3" style:family="text">
      <style:text-properties officeooo:rsid="0022de72"/>
    </style:style>
    <style:style style:name="T4" style:family="text">
      <style:text-properties officeooo:rsid="0023f3dd"/>
    </style:style>
    <style:style style:name="T5" style:family="text">
      <style:text-properties officeooo:rsid="00240018"/>
    </style:style>
    <style:style style:name="T6" style:family="text">
      <style:text-properties officeooo:rsid="002bc2e9"/>
    </style:style>
    <style:style style:name="T7" style:family="text">
      <style:text-properties officeooo:rsid="00301cdc"/>
    </style:style>
    <style:style style:name="T8" style:family="text">
      <style:text-properties officeooo:rsid="0034c365"/>
    </style:style>
    <style:style style:name="T9" style:family="text">
      <style:text-properties officeooo:rsid="00359158"/>
    </style:style>
    <style:style style:name="T10" style:family="text">
      <style:text-properties officeooo:rsid="003b6e08"/>
    </style:style>
    <style:style style:name="T11" style:family="text">
      <style:text-properties officeooo:rsid="00447a62"/>
    </style:style>
    <style:style style:name="T12" style:family="text">
      <style:text-properties officeooo:rsid="00458f52"/>
    </style:style>
    <style:style style:name="T13" style:family="text">
      <style:text-properties officeooo:rsid="004972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inese scrambled eggs with chives, Chinese scrambled eggs with chives.</text:p>
      <text:p text:style-name="P2">Spark, spark, <text:span text:style-name="T1">you can start a fire by rubbing</text:span><text:span text:style-name="T2"> two </text:span><text:span text:style-name="T3">dry </text:span><text:span text:style-name="T2">pieces </text:span><text:span text:style-name="T4">of wood </text:span><text:span text:style-name="T2">together until you produce a spark. </text:span><text:span text:style-name="T5">You can start a fire by rubbing two dry pieces of wood together until you produce a spark.</text:span></text:p>
      <text:p text:style-name="P3">Slogans for seven district of Yantai City. How to create a slogan for your business.</text:p>
      <text:p text:style-name="P4">Where do maggots come from and how to get rid of them? <text:span text:style-name="T6">Do flies come from maggots? </text:span></text:p>
      <text:p text:style-name="P5">My best friend passed away unexpectedly. My best friend passed away unexpectedly.</text:p>
      <text:p text:style-name="P6">Single engine throttle, electric bike throttle. <text:span text:style-name="T7">Gas pedal, brake pedal. Is the gas pedal on the left or right? </text:span></text:p>
      <text:p text:style-name="P7">Megapixel, 5 megapixel camera, 12 megapixel image sensor.</text:p>
      <text:p text:style-name="P8">Former Soviet Union, The collapse of former soviet union. <text:span text:style-name="T8">The Kremlin in Moscow is the final resting place of most Former Soviet Union leaders. </text:span><text:span text:style-name="T9">Former Soviet Union History.</text:span></text:p>
      <text:p text:style-name="P9">Prosecute, prosecution. The company didn’t prosecute him because of his age.</text:p>
      <text:p text:style-name="P10">Food loss and waste, preventing wasted food at home. <text:s/><text:span text:style-name="T10">5 ways to reduce food loss and waste. </text:span></text:p>
      <text:p text:style-name="P11">Study hard, onward and upward. Work hard, onward and upward.</text:p>
      <text:p text:style-name="P12">Shortcoming, weakness. Never expose your shortcoming to others. Never expose your shortcoming to others.</text:p>
      <text:p text:style-name="P13">US Yellow stone national park. US yellow stone national park. </text:p>
      <text:p text:style-name="P14">Horizon, horizon company in US. Horizon company in US. Horizontal, vertical . Horizontal, Vertical. Horizontal, vertical.</text:p>
      <text:p text:style-name="P15">Israel announcement to all our clients worldwide, following the decision of France government to restrict our participation at Paris Air show, we have decided to transfer the demonstration to Tehran. You are all welcome to view our products.</text:p>
      <text:p text:style-name="P16">Targeted killing<text:span text:style-name="T11">s</text:span> continue in Iran, Targeted Killings in Iran must stop.</text:p>
      <text:p text:style-name="P17">The Metric Measurement System, <text:span text:style-name="T12">Kilometer, meter, centimeter, millimeter, micrometer, nanometer.</text:span></text:p>
      <text:p text:style-name="P18">Gut, human organ, meat stays in the gut longer than vegetable matters. Your gut is the main control system of your entire body.</text:p>
      <text:p text:style-name="P19">Dry cough, 10 home remedies for dry cough.</text:p>
      <text:p text:style-name="P20">Scarecrow, scarecrow, a scarecrow is used to frighten birds away in fields. <text:span text:style-name="T13">A scarecrow is used to frighten birds away in fields.</text:span></text:p>
      <text:p text:style-name="P20"/>
      <text:p text:style-name="P16"/>
      <text:p text:style-name="P5"/>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4T17:13:24.254662031</meta:creation-date>
    <dc:date>2025-06-24T18:01:38.544426131</dc:date>
    <meta:editing-duration>PT30M57S</meta:editing-duration>
    <meta:editing-cycles>33</meta:editing-cycles>
    <meta:generator>LibreOffice/24.8.7.2$Linux_X86_64 LibreOffice_project/480$Build-2</meta:generator>
    <meta:document-statistic meta:table-count="0" meta:image-count="0" meta:object-count="0" meta:page-count="1" meta:paragraph-count="20" meta:word-count="337" meta:character-count="2075" meta:non-whitespace-character-count="1753"/>
  </office:meta>
</office:document-meta>
</file>